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997cm" fo:margin-left="5.821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.307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5cm" fo:margin-left="5.219cm" table:align="left"/>
    </style:style>
    <style:style style:name="Table2.A" style:family="table-column">
      <style:table-column-properties style:column-width="2.272cm"/>
    </style:style>
    <style:style style:name="Table2.B" style:family="table-column">
      <style:table-column-properties style:column-width="1.889cm"/>
    </style:style>
    <style:style style:name="Table2.C" style:family="table-column">
      <style:table-column-properties style:column-width="2.339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140a"/>
    </style:style>
    <style:style style:name="P2" style:family="paragraph" style:parent-style-name="Standard">
      <style:text-properties officeooo:paragraph-rsid="00197994"/>
    </style:style>
    <style:style style:name="P3" style:family="paragraph" style:parent-style-name="Table_20_Contents">
      <style:paragraph-properties fo:text-align="center" style:justify-single-word="false"/>
      <style:text-properties style:font-name="Sans" officeooo:rsid="0016140a" officeooo:paragraph-rsid="0016140a"/>
    </style:style>
    <style:style style:name="P4" style:family="paragraph" style:parent-style-name="Table_20_Contents">
      <style:paragraph-properties fo:text-align="center" style:justify-single-word="false"/>
      <style:text-properties style:font-name="Sans" officeooo:rsid="0016140a" officeooo:paragraph-rsid="00197994"/>
    </style:style>
    <style:style style:name="P5" style:family="paragraph" style:parent-style-name="Table_20_Contents">
      <style:paragraph-properties fo:text-align="center" style:justify-single-word="false"/>
      <style:text-properties style:font-name="Sans" fo:font-weight="bold" officeooo:rsid="0016140a" officeooo:paragraph-rsid="0016140a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Sans" fo:font-weight="bold" officeooo:rsid="0016140a" officeooo:paragraph-rsid="0019799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Sans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Sans" fo:font-weight="bold" officeooo:paragraph-rsid="0016140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Sans" fo:font-weight="bold" officeooo:paragraph-rsid="0019799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Sans" officeooo:rsid="00197994" officeooo:paragraph-rsid="00197994"/>
    </style:style>
    <style:style style:name="P11" style:family="paragraph" style:parent-style-name="Standard">
      <style:text-properties officeooo:rsid="001a1059" officeooo:paragraph-rsid="001a1059"/>
    </style:style>
    <style:style style:name="P12" style:family="paragraph" style:parent-style-name="Table_20_Contents">
      <style:paragraph-properties fo:text-align="center" style:justify-single-word="false"/>
      <style:text-properties style:font-name="Sans" officeooo:rsid="001a1059" officeooo:paragraph-rsid="001a1059"/>
    </style:style>
    <style:style style:name="P13" style:family="paragraph" style:parent-style-name="Table_20_Contents">
      <style:paragraph-properties fo:text-align="center" style:justify-single-word="false"/>
      <style:text-properties style:font-name="Sans" officeooo:rsid="001a8d3c" officeooo:paragraph-rsid="001a8d3c"/>
    </style:style>
    <style:style style:name="T1" style:family="text">
      <style:text-properties officeooo:rsid="0016140a"/>
    </style:style>
    <style:style style:name="T2" style:family="text">
      <style:text-properties officeooo:rsid="001a10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Starting communities</text:p>
          </table:table-cell>
          <table:covered-table-cell/>
        </table:table-row>
        <table:table-row>
          <table:table-cell table:style-name="Table1.A2" office:value-type="string">
            <text:p text:style-name="P5">Class</text:p>
          </table:table-cell>
          <table:table-cell table:style-name="Table1.B2" office:value-type="string">
            <text:p text:style-name="P7"><text:s/><text:span text:style-name="T1">Number </text:span>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12">92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P3">3<text:span text:style-name="T2">1</text:span>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P12">75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P12">86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B2" office:value-type="string">
            <text:p text:style-name="P12">10</text:p>
          </table:table-cell>
        </table:table-row>
      </table:table>
      <text:p text:style-name="P11">294 total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5">Final</text:p>
            <text:p text:style-name="P5"><text:s/>communitie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">Replica</text:p>
          </table:table-cell>
          <table:table-cell table:style-name="Table2.A2" office:value-type="string">
            <text:p text:style-name="P5">Class</text:p>
          </table:table-cell>
          <table:table-cell table:style-name="Table2.C2" office:value-type="string">
            <text:p text:style-name="P8"><text:s/><text:span text:style-name="T1">Number </text:span>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C2" office:value-type="string">
            <text:p text:style-name="P12">204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2</text:p>
          </table:table-cell>
          <table:table-cell table:style-name="Table2.C2" office:value-type="string">
            <text:p text:style-name="P12">80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</text:p>
          </table:table-cell>
          <table:table-cell table:style-name="Table2.C2" office:value-type="string">
            <text:p text:style-name="P12">197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2</text:p>
          </table:table-cell>
          <table:table-cell table:style-name="Table2.C2" office:value-type="string">
            <text:p text:style-name="P12">87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1</text:p>
          </table:table-cell>
          <table:table-cell table:style-name="Table2.C2" office:value-type="string">
            <text:p text:style-name="P12">192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</text:p>
          </table:table-cell>
          <table:table-cell table:style-name="Table2.C2" office:value-type="string">
            <text:p text:style-name="P13">90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1</text:p>
          </table:table-cell>
          <table:table-cell table:style-name="Table2.C2" office:value-type="string">
            <text:p text:style-name="P13">197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</text:p>
          </table:table-cell>
          <table:table-cell table:style-name="Table2.C2" office:value-type="string">
            <text:p text:style-name="P13">84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Pascual García</meta:initial-creator>
    <meta:creation-date>2018-12-03T01:29:17.430251906</meta:creation-date>
    <dc:date>2022-08-29T18:41:46.863177801</dc:date>
    <dc:creator>Alberto Pascual García</dc:creator>
    <meta:editing-duration>PT5M54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1" meta:paragraph-count="43" meta:word-count="45" meta:character-count="130" meta:non-whitespace-character-count="123"/>
  </office:meta>
</office:document-meta>
</file>